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ge d’accueil</text:p>
      <text:p text:style-name="Standard"><text:tab/>titre + link + <text:s/>texte d'introduction + b. a. + copyright </text:p>
      <text:p text:style-name="Standard">Page <text:s/>source</text:p>
      <text:p text:style-name="Standard"><text:tab/>titre + menu + merci + link sources + copyright</text:p>
      <text:p text:style-name="Standard">p1</text:p>
      <text:p text:style-name="Standard"><text:tab/>contexte historique </text:p>
      <text:p text:style-name="Standard">p2</text:p>
      <text:p text:style-name="Standard"><text:s/><text:tab/>histoire</text:p>
      <text:p text:style-name="Standard">p3</text:p>
      <text:p text:style-name="Standard"><text:tab/>réalisation (fiche tech) + acteurs</text:p>
      <text:p text:style-name="Standard">crédits</text:p>
      <text:p text:style-name="Standard">­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fr" fo:country="FR" style:letter-kerning="true" style:font-name-asian="Noto Sans CJK SC Thin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Noto Sans CJK SC Thin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ziz M'hirsi</meta:initial-creator>
    <meta:creation-date>2018-03-26T11:12:12</meta:creation-date>
    <meta:document-statistic meta:table-count="0" meta:image-count="0" meta:object-count="0" meta:page-count="1" meta:paragraph-count="12" meta:word-count="38" meta:character-count="212"/>
    <dc:date>2018-03-26T11:58:33</dc:date>
    <dc:creator>Aziz M'hirsi</dc:creator>
    <meta:editing-duration>PT16M</meta:editing-duration>
    <meta:editing-cycles>1</meta:editing-cycles>
    <meta:generator>OpenOffice/4.1.3$Unix OpenOffice.org_project/413m1$Build-9783</meta:generator>
  </office:meta>
</office:document-meta>
</file>